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fr" fo:country="FR" style:language-asian="zxx" style:country-asian="none" style:language-complex="zxx" style:country-complex="none"/>
    </style:style>
    <style:style style:name="P2" style:family="paragraph" style:parent-style-name="Standard">
      <style:text-properties fo:language="fr" fo:country="FR" style:text-underline-style="solid" style:text-underline-width="auto" style:text-underline-color="font-color" style:language-asian="zxx" style:country-asian="none" style:language-complex="zxx" style:country-complex="none"/>
    </style:style>
    <style:style style:name="P3" style:family="paragraph" style:parent-style-name="Standard">
      <style:text-properties fo:language="fr" fo:country="FR" style:text-underline-style="none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transparent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indiquer comme "à venir dans la V3" </text:p>
      <text:p text:style-name="P1"/>
      <text:p text:style-name="P2">- Améliorer ce qui est déjà fait :</text:p>
      <text:p text:style-name="P1">- Rajouter aux dialogues des interlocutions de certains personnages originels du jeu.</text:p>
      <text:p text:style-name="P1">- Trouver un second emplacement pour le lotus rose.</text:p>
      <text:p text:style-name="P1">- Trouver d'autres utilisations à la poudre de fée (Cromwell, Cespenar, Trafiquant ?).</text:p>
      <text:p text:style-name="P1"/>
      <text:p text:style-name="P2">Faire de Tragar un vrai PNJ :</text:p>
      <text:p text:style-name="P3">- Rajouter à Tragar un dialogue par l'option dialoguer.</text:p>
      <text:p text:style-name="P1">- Rajouter des banters avec certains personnages originels du jeu.</text:p>
      <text:p text:style-name="P1">- Rajouter des banters avec certains personnages additionnels : Xan, Severian, Tashia, ?.</text:p>
      <text:p text:style-name="P1"/>
      <text:p text:style-name="P2">Améliorer le dialogue de Lumens :</text:p>
      <text:p text:style-name="P1">- Rajouter la possibilité de discuter avec Lumens de ses "articles".</text:p>
      <text:p text:style-name="P1"/>
      <text:p text:style-name="P2">Ajouter des dialogues divers :</text:p>
      <text:p text:style-name="P1">- Pouvoir demander de la poudre de fée à Ribald.</text:p>
      <text:p text:style-name="P1">- Tragar indique où trouver le marchand s'il est recuté.</text:p>
      <text:p text:style-name="P1">- Certains citadins ont peur de Tragar.</text:p>
      <text:p text:style-name="P1">- Il faut négocier pour garder Tragar si o<text:span text:style-name="T1">n va parler à </text:span><text:span text:style-name="T2">l'inspecteur Breggat.</text:span></text:p>
      <text:p text:style-name="P1"/>
      <text:p text:style-name="P2">Ajouter la deuxième quête :</text:p>
      <text:p text:style-name="P1">Ajouter la quête "Retrouver le commis perdu".</text:p>
      <text:p text:style-name="P1"/>
      <text:p text:style-name="P2">Ajouter la troisième quête :</text:p>
      <text:p text:style-name="P1">Ajouter la quête "La potion de régénération permanente"</text:p>
      <text:p text:style-name="P1"/>
      <text:p text:style-name="P2">Mettre Lumens dans un vrai magasin en dur :</text:p>
      <text:p text:style-name="P1">- Trouver ou créer la carte du magasin. (porte EN HAUT de la carte)</text:p>
      <text:p text:style-name="P1">- Créer la nouvelle ouverture sur la promenade de Waukyne. (voir sujet sur la CC)</text:p>
      <text:p text:style-name="P1">- Crée le gardien du magasin : le Golem de vase</text:p>
      <text:p text:style-name="P1"/>
      <text:p text:style-name="P2">Ajouter la quatrième quête : (seulement si magasin en dur)</text:p>
      <text:p text:style-name="P1">Ajouter la quête "Problème de Golem"</text:p>
      <text:p text:style-name="P1"/>
      <text:p text:style-name="P2">Ajouter la cinquième quête : (seulement si magasin en dur et si zone "laboratoire" ajoutée)</text:p>
      <text:p text:style-name="P3">Ajouter la quête "Où est passé Lumens <text:s/>?"</text:p>
      <text:p text:style-name="P1"/>
      <text:p text:style-name="P2">Améliorer les articles du magasin :</text:p>
      <text:p text:style-name="P1">- Trouver de meilleures icônes pour certains objets. (la carapace !!!!)</text:p>
      <text:p text:style-name="P1">- Redessiner certaines des icônes franchement moches des sorts.</text:p>
      <text:p text:style-name="P1">- Rajouter le Discombulateur merveilleux. (2500+ effets !!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M13S</meta:editing-duration>
    <meta:editing-cycles>15</meta:editing-cycles>
    <meta:generator>OpenOffice/4.1.0$Win32 OpenOffice.org_project/410m18$Build-9764</meta:generator>
    <dc:date>2015-05-09T19:59:40.10</dc:date>
    <meta:document-statistic meta:table-count="0" meta:image-count="0" meta:object-count="0" meta:page-count="1" meta:paragraph-count="32" meta:word-count="299" meta:character-count="1731"/>
    <meta:user-defined meta:name="Info 1"/>
    <meta:user-defined meta:name="Info 2"/>
    <meta:user-defined meta:name="Info 3"/>
    <meta:user-defined meta:name="Info 4"/>
  </office:meta>
</office:document-meta>
</file>